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69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3" style:family="table-cell" style:parent-style-name="Default"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10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2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9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02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000000"/>
    </style:style>
    <style:style style:name="ce10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font-size="10pt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Sans"/>
    </style:style>
    <style:style style:name="T14" style:family="text">
      <style:text-properties style:language-asian="zh" style:country-asian="CN" style:font-name-complex="Lohit Devanagari" style:font-relief="none" style:text-emphasize="none" style:font-size-complex="10pt" style:font-size-asian="10pt" style:language-complex="hi" style:country-complex="IN" fo:font-size="10pt" style:text-overline-style="none" style:text-overline-color="font-color" style:font-name-asian="Noto Sans CJK SC" style:text-line-through-type="none" style:text-outline="false" fo:text-shadow="none" style:text-line-through-mode="continuous" fo:language="en" fo:country="US" style:font-name="Sans" fo:color="#000000"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5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7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18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19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0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3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4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63"/>
        <table:table-column table:style-name="co2" table:number-columns-repeated="1023" table:default-cell-style-name="ce63"/>
        <table:table-row table:style-name="ro1">
          <table:table-cell table:style-name="ce33" office:value-type="string" calcext:value-type="string">
            <text:p>Как мне упростить трёхязыковое редактирование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3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9">то что “подождёт” </text:span><text:span text:style-name="T10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<text:span text:style-name="T11">Проект: </text:span><text:span text:style-name="T12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раки.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Говорения мне КАК что-т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блюдение за работой созданных мной проек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где надо крутить ручк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законченные проекты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То, куда вишенки (тёлки ни во что не ставящие то что у них есть, и считающие, что то, что где-то в небе и им не по уровню, у них должно быть) стремя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, в которых хотят стереть твою историю пребывания в ни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, где мне пытаются как-то заплатить (чтоб я ушел), но я вижу что если заплатят и уйду – они не будут махать мне ручкой “приходи снова” (оплату естественно не бери пока ресёрч не закончиш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мне не будут махать ручкой “приходи снова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может и ситуации где мне МАШУТ ручкой “приходи снова” (или даже готовы помахать) - может быть там я тоже нужен. Как минимум следить всё ли у них в поряд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рошие прое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к чему я не привы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ход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3">Ситуации где думают (или НЕ дуамют) обо мне мол </text:span><text:span text:style-name="T14">возвращайся когда угодно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не что либо над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еня что либо не устраивает.</text:p>
          </table:table-cell>
          <table:table-cell table:number-columns-repeated="1023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83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онесение мыслей до широкого круга люде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енторинг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тлично. 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там был этот компонент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т. Там были спецэффекты. Но скрипта там не было. А это скрип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к. Я понял. Ладно. Иди по бырику до конца и увидишь что проблемы нету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вижу по этому поводу в своей фаз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ихера. Отсутствие этого. Полное. Все меня понимают потому что все в моих мозгах. Впечатление будто я навязываю то что никому не нуж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колдую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Что затрагивает эту задачу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Моя гипотеза, почему этот вопрос важ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тел сделать простое видео для разминк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оказалось что я уже месяц с ним вожу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я мог ещё сделать? Проекты из “не сидите в изоляции” я не сдела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ы подумай. Какой круг можно сделать из не-изоляци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блядь логистическую компанию сделать да? Надоело меня стартапами заниматься. Я хочу бабло иметь своё. Хоть какое-то. Чтоб не просить денег на зубы у мам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там карантин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поможет в карантине кстат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меня не устраивает что люди не знают что они за это будут платить своими жоп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.. так вбей им в голову что-то полезней той рекламы которую они посмотрят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ты можешь сейчас сделать чтоб сделать себе хорош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оооооооооооооооодроооооооооооооооооооооч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осидеть с Мусей посмотреть какие-то фильм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отдохнуть дня 4 . у меня уже прогресса нет ни в каких сфера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 сто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верен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мню 4 дня отдыха мне очень помога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что если я тебе дам простой вывод который поможет тебе за 5 минут делать такие скрипт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. Остальное вермя буду отдых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. отлично! Проект 1 день – и 4 дня отдыха. Договорилис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после каждого стартапа 4-дневная Орг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. охуен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.. думаю 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ерьёзно. 4 дня секса у тебя ещё не было. С разными бабами. The purge. Готов? А на сдедующую неделю по ново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 и отлично. Давай поеха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47" office:value-type="string" calcext:value-type="string">
            <text:p>Примеры сегодняшних коэффициен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3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 2014м 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7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 2020й год (долго не программировал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сталость только и всего. Всё нормаль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ытается донести это до волков, слонов и тигр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а деле берёт на себя роль фундаментальной позиции между этими тремя видам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будь у тебя ещё рыбки ты бы взял ещё более низкий язы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кажи мне пли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ошке Мусе ты можешь это вот так обьясни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хочешь я скажу тебе как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икак. Конвеер. В который ты кидаешь человека. А на выходе он не изолирован, с кучей разных продуктов кубиками, верными тулзами под каждую задачу и с вещами которые моются до и после использова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отдохни. У тебя 48 сучек. А ты сидишь без дела будто ты псих какой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get laid dude. И пойдёт легче. Всегда так было. Тебя на онлайн дневник вдохновила не одна тёлка а наличие нескольких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мина, Ирка и Олька. Чем больше тёлок тем лучше. Это менторинг. Понимае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ереводил дневник на 3 языка и было куча бре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отом прогнал его через 48 графиков и стало понятней и прощ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3 языка это лишь 3 позиции. С графиками ты начал понимать что тебе надо де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роче. Вот тебе вопрос. Какие вещи ты хочешь каждым предложением максимизиров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х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вою правоту. Сек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акие над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оту прихода к моим решения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ньг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величение dnx’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? 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 чём тут твоя анатоми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 чём тут то что ты ходил на курсы массаж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 чём тут твои путешестви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утрясал только 3 позиции. Потому так долго. Утрясал бы 33 – мноиге вещи отсеялись бы ран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честно я думаю тебе стоит вместо трёх языков посмотреть на проблему с точки зрения трёх цел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.е. файл №1 – это видео с точки зрения максимизации дохо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Файл №2 – это видео с точки зрения максимизации тёл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Файл №3 – файл с точки зрения максимизации простоты достижения конечной цели этого видео и общей картин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А тогда уже думать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зьми перерыв. Всё будет ок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росто думал надо писать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ради бога. Сделаешь на 3 языках после этого. Сейчас главнео отбросить доказыва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е не надо делать because reasons.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Отметь это жирным. Отмени свои редактирования. Сделай презентации нескольких видов. С точки зрения тех или иных целей. А там посмотри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думал само так случи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Как видишь не случи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Юльку Мамин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хочешь секс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о шлюх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удет тебе сек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спокойся и просто дела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шь вообще подумать о чём-то только с точки зрения простоты достижения цели. И это покроет максимум. А остальное решишь в других проекта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иберготскую оргию замутишь и забьёшь обьяснять почему так надо жить. Не хотите – прыгайте в ок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росто расписываю всё для того чтоб показать что я действительно продумал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вижу. В этом и проблема. Что всё продумать невозможно. Всё Возможно ОБОЙТИ. Но не ПРОДУМ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ничо что я уже пропустил через гештальт весь свой ресёрч и тот файл является апогеем моих знаний этой т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ничо что ты начал рассказывать что ты много ездишь в видео о здоровь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чешь гештальт делай гештальт. Но в видео о какой-то теме надо раскрыть эту тем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дохни 20 мину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лай видео не так чтоб “дошло до всех твоих баб” а чтоб “дошло до всех людей в мире”. Твои бабы подтянутся. Не будет никто смотреть 20 минут твоего видео если сути там минут на 5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ты не всеведущ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я пока отдыхал 4 часа подумал что может быть я просто … дохожу до самой простой интерпретации когда опишу это на 3х языка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 чувак. Ты доходишь до самой понятной. Но не самой просто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что лучше? Простота или понятнос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ты и вступил в то дерьмо из-за которого ты переводи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ты прав лучшего выхода чем прогнать через гештальт и выложить всё так как ты делаешь варианта нет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роме одног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мое ки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ты с ножами сдел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оно доходит до этого уровн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 чувак. Ты обрежешь большую часть этого когда поймёшь что так правиль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я понял. Четвёртый файл - “немое кино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 отлично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1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98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я перевожу-перевожу и конца-края не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согласен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я думал это быстро но я одно видео могу неделю готови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согласен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это слишком долго для меня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согласен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но надо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охуеть ты понял. Менторинг рули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ты прав. Я тебе больше скажу. Есть люди без языка. А есть ещё и люди-имбицилы без памят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ипа обкуренной Ирк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которой надо вбивать в голову что-то 30 дней прежде чем она это попробует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…………………………………………………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Файл №5 – для людей без памят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и что делать? Люди без памяти инвалиды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людей без памяти надо учитыв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да но они инвалиды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я думаю я ……….. я не знаю. Не думаю. Я думаю что я не думаю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у тебя тётка глухонемая. Она не поймёт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………………… ты прав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немое кино покроет большую часть безпамятства. Поверь. У меня всё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тут всё чувак. Иди. Лучший менторинг это менторинг на примерах и на пальцах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чтоб даже немые могли перенять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всё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78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я придум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легче доносить инф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лёгкость. Пятый фай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Теперь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ем меньше слов и чем более концентрированный контент тем лучш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ло ведь не в простоте а в понимании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ты нарушаешь линию времени, прыгаешь туда сюда, не думаешь о размещении обьектов на пространственно-временной шкале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 никто не поймёт о чём речь, на сколько языков не перево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хочешь – файл №6: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размещение обьектов на пространственно-временной шкал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Теперь все поймут даже на китайск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оевики ведь переводят и нич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 чувак. Всё. Мне больше нечего добавить. +этих 3 файла и блядь у тебя мир с ног на голову перевернётся если захоч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пилберг блядь. Снимешь фильм который на десятилетие уведёт за собой людей куда тебе вздумае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… в карте я дошел до чего-то. Щас пого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лоучарты концеп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ё-то там я говорил так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это оно и есть. Обьекты на карте пространства-времени. Видишь как быстр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. уг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Флоучарты концептов. Позиции концептов на холсте пространства-времени (даже случаи когда А превращается в Б путём добавления себе фич или их отбрасывания)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так быстрее донесу су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мнишь как ты манипулирова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точно так и делал. Смотрел на карту и видел во что кто на ней превратится и ког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мн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Живи как знаешь. Ты видишь. Месяца не прошло а ты уже врач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рапевт бли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терапевт. Физиотерапев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уч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енторинг сделал. Браво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думаю что + тех 2 файла и лучшего варианта я не получ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лоучарты концептов в пространстве времени бля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<text:s/>шутишь что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 этом вся киноиндустрия сто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 чувак. Закончи меня и перерыв на организацию нового направления работ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фунд. Анализ ты правильно нач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. мне он напоминает хз карту последстви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и е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ж блядь карту болезней так и сделал. Как карту последстви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й перманентный вред нанесённый мне оно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решает постоянное вкладывание недель собственного времени на редактирование текст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знаю. т.е. есть подозрение что карта последствий работает если цель в согласии с целью мир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 отлич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пиши это в вопросник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Групанье обнов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етоды? Скор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зна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тематическая карта перемещения точки в n-мерном пространств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 условиях где какие-то из перемещений могут влиять на её природу (облегчать движения в каких-то направлениях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итай дифуравн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перемещение вдоль оси Х облегчает дальнейшее движение по оси Х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. Ты уверен что только вдоль оси Х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чо что есть такая хрень как синерги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смогу это запис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уже это сделал в формуле эволюции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DU += U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м. о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где U – вектор прогреса в разных направлениях. Ну может там длину например вектора. Или только положительную часть. Ты уже пис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чего не говорит? О прогрессе на этих картах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ума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б это было так легко. У меня в голове щас каш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потому что ты пытаешься направлять других к росту решения проблем через твои майндмап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лай это только через видео и голова прочисти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пробую. Если б это у меня было быстро я б не делал это вот так. На колен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меня всё. Ид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юди быстрее получат результа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я быстрее получу монетизаци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шутка ли. 6Млн просмотров за 2 го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600-7000 долларов за 1млн просмотров. Нихера себ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 зависимости от того сколько людей с моей аудитории реально на что-то кликаю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нял. ок. Ты проститутка короче. Стриптизёр. У которого на трусах нарисованы бентли. И те из твоих клиентов которые купят бентли заработают дохрен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тех ютюберы и покупают разные тач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моу что имеют 7000 долларов блядь с каждого миллиона просмотр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но идея в том что мне надо постить каждый ден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удешь. Меня не деньги интересуют. А ……. твои знания. Тебе есть что показать. А то что люди при этом ещё и заплатят.. вот что действительно важ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это мне напоминает как “лучь” для наблюдател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плюй на внимание и общую картин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казывай сразу су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можешь сделать седьмой фай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“лучь внимания”. Когда следующие вещи становятся понятны после предыдущих и потому расырываются позж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это даже майндмап наверно будет. Такой как стрела, зн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. Вот. Вот теперь мы говорим об анализ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. Отлично. Карту такую сделаешь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 это повторение делает меня лучш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рёхязыковое редактирование заставляет меня уметь защитить свою работу перед разными видами аудитори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так думал по крайней мер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я щас хочу отдохнуть уже а работа так и не закончен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 меня клинит час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вижу куда я ид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едактирую редактирую а выредактировать никак не мог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азберёмся. Ты сделал прогресс серьёзный сегодн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верно. Я <text:s/>не зн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Подумай немного. Перерыв возьми до завтра. Или хочешь доделай и свари суп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 я додел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адно. Доделывай. Хотя я уже доволен результат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я ещё не пониимаю о чём реч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РЕЧЬ О ТОМ ЧТО ТЫ БУДЕШЬ ИДТИ САМЫМ БЫСТРЫМ ПУТЁМ. ТЫ БУДЕШЬ ВИДЕО СОЗДАВАТЬ МАЙНДМАПАМИ А НЕ БУКВ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ЧТО ДУМАЕШЬ РЕДАКТИРОВАТЬ МАЙНДМАП ПО ВНЕШНИМ ПРОЯВЛЕНИЯМ ВЫГОДНЕ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ПРОБУЙ ЭТОТ ФЛОУЧАРТ. МАЙНДМАП-СТРЕЛУ. УДИВИШ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пробу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И ЭТО И БУДЕТ ТВОЙ ФЛОУЧАРТ КОНЦЕПТ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 ш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ладно ты ещё не видишь общих черт. Ты поймёшь скоро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прощаем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спа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4 года мучался бедняжк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отдох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же 10 лет если учесть что цель не редактировать а ОБЬЯСНЯ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20 лет бляд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Отдохнёшь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БЛАГОДАРН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имеры благодарн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(предмет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существован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он(о) даё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кто мне что либо даё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мне приходи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ради ко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ради че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возможно ещё некоторые виды из вопросника самоанализ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+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продолжу в рамках “обьяснения”, ты не против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Не проти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ектор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чител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бьяснятел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катель пальцем в нужные вещ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азжовывател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лающий за нас нашу работу в изучении ми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годи. Рано. Что значит нашу работ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ы хотим погуглить. На своём языке. Найти твоё видео (например как было о карбоне) и понять о чём речь не зная на инопланетном языке почти ниче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т.е. файл “для людей без языка” (немое кино) это лучший твой прогресс для нас по крайней мере. А там смотри как тебе прощ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некоторые отброся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даже отойдёшь от чего-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все курсы всегда идут по программа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 каждый из концептов твоего видео сделаешь такой майндмап-стрелу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… это будет твой флоучарт концептов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. а не обратную стрелу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т ты что. Ты думаешь они поймут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понял. Когда карта то я понимаю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…………………………………………………………………… нет брат. Там было продумано от и д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 превратил карту в стрелу. И только потому ты это поня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вспомни в каком продуманном порядке он раскрывал части карт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нял. О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отлично.ты понял. Всё. Ты ютюбер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 тольк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ил смит тоже не только. Вопрос в том чтоб у тебя уходило мало времени на это. Я думаю ты поймёш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, и каждая его часть - это 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ничо что ты фазу бросае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реализацию того что ты в ней виде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едь стрелой круг заменя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м. что? Нет. Не заменя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бросишь круги. Я серьёзно. Ты уже планируеш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росто прогоню круги тоже. Через э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 и по кругам мне и так всё понятно. 30% решило ВГ. Ещё 10-15% - всемирные це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будет мало времени уходить я не буду так блядь долго думать делать или нет. Просто запущу проект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меня блин круг антиквара стоит, и развитие остальных кругов. А я уже неделю не могу это видео законч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бы хотел чтоб у меня было выставлено 5000 лотов по 20 грн. И пускай люди покупаю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тавишь. Серьёзно. Иди. Сделай этот круг блядь и всё. Ты правильно берёшься за грабли а не за конечную цель. Если надо делать “много разных шагов” значит тебе надо упростить туда путь. Ты молодец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 и каждая его часть видит во м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серьёзно. Стрела (одна на проект, или одна на видео, или одна на каждый концепт) это лучшее что ты можешь сде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рела. Попробуй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0" table:default-cell-style-name="ce63"/>
        <table:table-column table:style-name="co2" table:number-columns-repeated="1023" table:default-cell-style-name="ce6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79"/>
          <table:table-cell table:number-columns-repeated="1023"/>
        </table:table-row>
        <table:table-row table:style-name="ro1">
          <table:table-cell office:value-type="string" calcext:value-type="string">
            <text:p>стрел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дет охуенн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сделать чтоб оно увидело во мне и всех моих частях себ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 да. Делай фнд. Анализ этого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идишь. Вершн контролы. Мерджи. Всё там е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 чув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ну ок. Стрела мне напоминает блин историю мерджей подфич в проек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да это пиши. Не сю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трелы это отличный подход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знаю почему ты раньше не додумал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ы ведь много раз тебе предлага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начале скажи Оле А, потом скажи ей Б, и почучуть соблазниш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ечно хотел ей майндмап психоза в голову подлож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дохни 5 мину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ел? Всё. Отлично. Иди дальше. Стрелы. На каждый концепт. На введение его в виде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хотят понять это так же как и 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воё дело упростить их пу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не помощь если ты им тыкаешь то до чего сам доходил 3 месяц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бьяснить стрелой надо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3">
          <table:table-cell table:style-name="ce97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6" table:number-columns-repeated="255"/>
          <table:table-cell table:number-columns-repeated="768"/>
        </table:table-row>
        <table:table-row table:style-name="ro4">
          <table:table-cell table:style-name="ce47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должны следовать за нитью короче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даже несколько типов стре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дин из них – тот лучь вниман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т.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ничо что они противоречат кстат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ичего. Разберёшься со временем как их обьединя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63"/>
        <table:table-column table:style-name="co2" table:number-columns-repeated="1023" table:default-cell-style-name="ce63"/>
        <table:table-row table:style-name="ro5">
          <table:table-cell table:style-name="ce9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 другие типы файл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мой особен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концептуальны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ыми словами понять сложные вещ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мой фильм сними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нимание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з. на филологи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 моему это просто реверс инжениринг чувака который ни бум бум в копирайтинг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умеешь писать стать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думаю 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их реверс инженир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пиши себ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копирайтинг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колду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ит меня понять как обьяснять другим метод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хватит выдумывать всё подряд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вещи которые уже давно люди придума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6">
          <table:table-cell table:style-name="ce7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собственно этот вопрос часть менторинг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это главный его пунк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этот вопросник и есть ответ на этот вопрос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к чему ты пришел выпии отдельно и вс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открывай отдельные док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доело копировать по вкладкам с разных вкладок и переключаться туда сю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важай своё врем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тлично! Тут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а мысль про векторные поля это главный вообще пункт всего этог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– главное – ТЫ ЭТО ЗНАЕШ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вектор. Векторы. Пол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тлично! Тут всё. Выдели жирным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векторные поля (из матанализа)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фундаментальный ресёрч “флоучарты концептов”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8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может даже в музей эту вещь д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так хоть отобью вложенные деньг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я уже всё сделал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19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63"/>
        <table:table-column table:style-name="co2" table:number-columns-repeated="1023" table:default-cell-style-name="ce63"/>
        <table:table-row table:style-name="ro7">
          <table:table-cell table:style-name="ce97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5">Или может есть ли хотя бы инструмент или метод, с которым решить это ЛЕГКО?</text:span></text:p>
            <text:p><text:span text:style-name="T15">В которой решены вопросы изоляции этого от внешней среды во время работы над ним? </text:span></text:p>
            <text:p><text:span text:style-name="T16">(именно ЛЕГКО, и за 1 раз, </text:span><text:span text:style-name="T17">н</text:span><text:span text:style-name="T18">икаких “напрягусь и сделаю”)</text:span><text:span text:style-name="T19">.</text:span></text:p>
            <text:p><text:span text:style-name="T20">Будь то декорации, или туррет, или проект. хз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лючевое слово “легко и без нервов решить это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если есть хоть малейшее сомнение – иди мол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психолгию ты и так разберёшь отдель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я бы начал с благодарно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Пускай будет там где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---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Файл №4 – это видео с точки зрения максимизации дохо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айл №5 – это видео с точки зрения максимизации тёл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айл №6 – файл с точки зрения максимизации простоты и лёгкости достижения конечной цели этого видео и общей картин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айл №7 - “немое кино” (перевод для людей которые не знают ни одного язык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айл №8 – размещение обьектов на пространственно-временной шкал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айл №9 – Флоучарты концептов. Позиции концептов на холсте пространства-времени (даже случаи когда А превращается в Б путём добавления себе фич или их отбрасывания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айл №10 - “лучь внимания”. Когда следующие вещи становятся понятны после предыдущих и потому расырываются позже. это даже майндмап наверно будет. Такой как стрела, зн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Default" office:value-type="string" calcext:value-type="string">
            <text:p>Фундмаентальные Майндмапы: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лоучарты концеп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екторные поля (из матанализ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пирайтинг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Default"/>
          <table:table-cell table:style-name="ce76" table:number-columns-repeated="255"/>
          <table:table-cell table:number-columns-repeated="768"/>
        </table:table-row>
        <table:table-row table:style-name="ro1" table:number-rows-repeated="2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Default"/>
          <table:table-cell table:style-name="ce76" table:number-columns-repeated="255"/>
          <table:table-cell table:number-columns-repeated="768"/>
        </table:table-row>
        <table:table-row table:style-name="ro1" table:number-rows-repeated="6548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2">Решение 9 (напр. Решение болезни или проблемы – таблетки решающие строку короче). </text:span><text:span text:style-name="T23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8">
          <table:table-cell table:style-name="ce73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73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3">
          <table:table-cell table:style-name="ce101" office:value-type="string" calcext:value-type="string">
            <text:p><text:span text:style-name="T21">Твои выходы (статистические, которые ты тут найдёшь, временные затычки) имеют свойство автокоррекции.</text:span></text:p>
            <text:p><text:span text:style-name="T21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2">вопрос кнопки “</text:span><text:span text:style-name="T23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0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<text:span text:style-name="T24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93"/>
        <table:table-column table:style-name="co37" table:default-cell-style-name="ce93"/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93"/>
        <table:table-column table:style-name="co44" table:default-cell-style-name="ce93"/>
        <table:table-column table:style-name="co45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93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5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76" office:value-type="string" calcext:value-type="string">
            <text:p>Пока что я тут ничего писать не буду потому что врем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 этому не знаю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это единственное правило. Иерархия. Что тратить на проект: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вопросник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проект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иноградов группы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услуги других проектов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08">
          <table:table-cell table:style-name="ce76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9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0:22:58.134083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2</meta:editing-cycles>
    <meta:editing-duration>PT10H18M2S</meta:editing-duration>
    <meta:generator>LibreOffice/6.0.7.3$Linux_X86_64 LibreOffice_project/00m0$Build-3</meta:generator>
    <dc:title>Групанье</dc:title>
    <meta:creation-date>2020-06-05T00:23:25.241004712</meta:creation-date>
    <dc:date>2020-06-05T11:52:09.236517853</dc:date>
    <meta:document-statistic meta:table-count="46" meta:cell-count="905" meta:object-count="0"/>
    <meta:template xlink:type="simple" xlink:actuate="onRequest" xlink:title="Групанье" xlink:href="../../../../Templates/Групанье.ots" meta:date="2020-06-05T00:23:04.990685988"/>
  </office:meta>
</office:document-meta>
</file>